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28ea5" officeooo:paragraph-rsid="001f3178"/>
    </style:style>
    <style:style style:name="P2" style:family="paragraph" style:parent-style-name="Standard">
      <style:text-properties officeooo:rsid="00234388" officeooo:paragraph-rsid="001f3178"/>
    </style:style>
    <style:style style:name="P3" style:family="paragraph" style:parent-style-name="Standard">
      <style:text-properties officeooo:rsid="00255a0f" officeooo:paragraph-rsid="001f3178"/>
    </style:style>
    <style:style style:name="P4" style:family="paragraph" style:parent-style-name="Standard">
      <style:text-properties officeooo:rsid="001f3178" officeooo:paragraph-rsid="001f3178"/>
    </style:style>
    <style:style style:name="P5" style:family="paragraph" style:parent-style-name="Standard">
      <style:text-properties officeooo:rsid="001f4a93" officeooo:paragraph-rsid="001f4a93"/>
    </style:style>
    <style:style style:name="P6" style:family="paragraph" style:parent-style-name="Standard">
      <style:text-properties officeooo:rsid="0020febd" officeooo:paragraph-rsid="0020febd"/>
    </style:style>
    <style:style style:name="T1" style:family="text">
      <style:text-properties officeooo:rsid="0022cc44"/>
    </style:style>
    <style:style style:name="T2" style:family="text">
      <style:text-properties officeooo:rsid="0023b4a3"/>
    </style:style>
    <style:style style:name="T3" style:family="text">
      <style:text-properties officeooo:rsid="00266aa8"/>
    </style:style>
    <style:style style:name="T4" style:family="text">
      <style:text-properties officeooo:rsid="0029e5cd"/>
    </style:style>
    <style:style style:name="T5" style:family="text">
      <style:text-properties officeooo:rsid="00209d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rief internet/network introduction</text:p>
      <text:p text:style-name="P1"/>
      <text:p text:style-name="P1">In order to be able to effectively embed and visualise the internet, it is first necessary to understand the general structure by which the internet is arranged. <text:span text:style-name="T1">This section will provide an extremely general overview of the structure of the internet. </text:span></text:p>
      <text:p text:style-name="P1"/>
      <text:p text:style-name="P2">The purpose of the internet is to exchange information, or data between devices, or nodes. If we imagine the situation in which there are two nodes and data transmission is required between them then we can simply connect these nodes with a two way connection, this enables any possible communication <text:span text:style-name="T2">between these nodes and forms what is effectively the smallest possible internet. This simple concept of a connection between two nodes underlies the complex structure of the internet and is effectively the simplest form of communication possible between two nodes, the point to point link. </text:span></text:p>
      <text:p text:style-name="P3"/>
      <text:p text:style-name="P3">The extremely simple internet presented in the previous paragraph had only two nodes, but what if we were to extend this to three? If we add an extra node to the two-node setup described earlier and connect it to only one of the existing nodes then the new node would become part of our internet. However, our new node only has a point to point link with a single node in our <text:span text:style-name="T3">original internet, meaning it cannot communicate directly with the second original node. Clearly, if we want an internet where any node can communicate with any other node we must have a way of identifying an individual node. In order to do this we must give each node an address, a unique identifier. When a node wishes to send data to another node, it must know its address. If we give our current nodes the addresses 0, 1 and 2, with 1 being the node with two point to point connections then we can construct an example where node 0 wishes to send data to node 2. In order to do this, node 0 must mark the data which it is sending as being destined for node 2 and then send it over the only point to point link available, the link to node 1. Node 1, upon receiving this data must then send it on to node 2, over its second point to point link. Node 2 will then receive the data, find that it is the intended destination for the data and read it. We can see how any node on our internet can send data to any other node using this address system. </text:span></text:p>
      <text:p text:style-name="P3"/>
      <text:p text:style-name="P5">The address system used on the real internet is actually a more complex hierarchical system which represents an address as a series of integers. <text:span text:style-name="T5">For the purposes of this project, however, it suffices to say that each node has a unique address and can send data to other nodes using these addresses.</text:span></text:p>
      <text:p text:style-name="P6"/>
      <text:p text:style-name="P6">(Not sure if I need to explain rou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1:01:57.352534294</meta:creation-date>
    <dc:date>2014-11-19T11:08:55.349171301</dc:date>
    <meta:editing-duration>PT6M56S</meta:editing-duration>
    <meta:editing-cycles>4</meta:editing-cycles>
    <meta:generator>LibreOffice/4.3.3.2$Linux_X86_64 LibreOffice_project/430m0$Build-2</meta:generator>
    <meta:document-statistic meta:table-count="0" meta:image-count="0" meta:object-count="0" meta:page-count="1" meta:paragraph-count="6" meta:word-count="476" meta:character-count="2640" meta:non-whitespace-character-count="2167"/>
  </office:meta>
</office:document-meta>
</file>